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9.398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3" office:value-type="string" calcext:value-type="string">
            <text:p>locale</text:p>
          </table:table-cell>
          <table:table-cell table:style-name="ce3" office:value-type="string" calcext:value-type="string">
            <text:p>batche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ste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-ES-valencia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ca-ES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-AT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de-DE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-AT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de-DE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-AT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de-DE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-AT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de-DE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-BE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de-AT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-CH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de-DE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-CH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de-DE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-CH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de-DE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-CH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de-DE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-IT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de-AU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-LU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de-DE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-LU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de-DE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-LU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de-DE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l-CY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el-GR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l-CY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el-GR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l-CY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el-GR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l-CY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el-GR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AR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AR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AR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AR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es-CO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CO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CO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CO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CR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CR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CR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CR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es-CO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DO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DO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DO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DO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es-CO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EC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EC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EC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EC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es-CO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ES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ES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ES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ES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es-CO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MX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MX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MX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MX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es-CO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PA</text:p>
          </table:table-cell>
          <table:table-cell office:value-type="string" calcext:value-type="string">
            <text:p>04_QQS_N</text:p>
          </table:table-cell>
          <table:table-cell office:value-type="string" calcext:value-type="string">
            <text:p>es-ES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PA</text:p>
          </table:table-cell>
          <table:table-cell office:value-type="string" calcext:value-type="string">
            <text:p>05_QQA_N</text:p>
          </table:table-cell>
          <table:table-cell office:value-type="string" calcext:value-type="string">
            <text:p>es-ES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PE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PE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PE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PE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es-CO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UY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UY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UY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es-C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-UY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es-CO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-RO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hu-HU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-RS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hu-HU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-SK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hu-HU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t-CH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it-IT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t-CH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it-IT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t-CH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it-IT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t-CH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it-IT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n-NO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nb-NO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l-LT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pl-P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t-MO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pt-PT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o-MD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ro-RO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o-MD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ro-RO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o-MD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ro-RO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o-MD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ro-RO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EE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ru-U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EE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ru-U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EE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ru-U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EE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ru-Q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GE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ru-EE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KG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ru-U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KG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ru-U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KG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ru-U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KG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ru-Q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KZ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ru-U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KZ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ru-U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KZ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ru-U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KZ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ru-Q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LT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ru-EE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MD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ru-U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MD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ru-U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MD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ru-U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MD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ru-Q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QZ</text:p>
          </table:table-cell>
          <table:table-cell office:value-type="string" calcext:value-type="string">
            <text:p>01_COS_SCI-A_N</text:p>
          </table:table-cell>
          <table:table-cell office:value-type="string" calcext:value-type="string">
            <text:p>ru-U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QZ</text:p>
          </table:table-cell>
          <table:table-cell office:value-type="string" calcext:value-type="string">
            <text:p>02_COS_SCI-B_N</text:p>
          </table:table-cell>
          <table:table-cell office:value-type="string" calcext:value-type="string">
            <text:p>ru-U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-QZ</text:p>
          </table:table-cell>
          <table:table-cell office:value-type="string" calcext:value-type="string">
            <text:p>03_COS_SCI-C_N</text:p>
          </table:table-cell>
          <table:table-cell office:value-type="string" calcext:value-type="string">
            <text:p>ru-U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q-ME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sq-AL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r-XK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sr-RS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v-FI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sv-SE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z-KG</text:p>
          </table:table-cell>
          <table:table-cell office:value-type="string" calcext:value-type="string">
            <text:p>06_COS_LDW_N</text:p>
          </table:table-cell>
          <table:table-cell office:value-type="string" calcext:value-type="string">
            <text:p>uz-UZ</text:p>
          </table:table-cell>
          <table:table-cell office:value-type="string" calcext:value-type="string">
            <text:p>post-verification-review</text:p>
          </table:table-cell>
          <table:table-cell table:number-columns-repeated="16380"/>
        </table:table-row>
        <table:table-row table:style-name="ro1" table:number-rows-repeated="104848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D9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Tahoma" style:font-size-complex="10pt" style:language-complex="ar" style:country-complex="SY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ar" style:country-complex="SY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initial-creator>M S</meta:initial-creator>
    <dc:creator>M S</dc:creator>
    <meta:creation-date>2023-09-13T12:55:25Z</meta:creation-date>
    <dc:date>2023-10-15T23:50:59.290910768</dc:date>
    <meta:editing-cycles>2</meta:editing-cycles>
    <meta:editing-duration>PT9H33M23S</meta:editing-duration>
    <meta:document-statistic meta:table-count="1" meta:cell-count="380" meta:object-count="0"/>
  </office:meta>
</office:document-meta>
</file>